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bf36"/>
    </style:style>
    <style:style style:name="P2" style:family="paragraph" style:parent-style-name="Standard">
      <style:text-properties officeooo:paragraph-rsid="0017b288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font-name="Consolas" fo:background-color="#ffffff" loext:char-shading-value="0"/>
    </style:style>
    <style:style style:name="T3" style:family="text">
      <style:text-properties fo:color="#000000" style:font-name="Consolas"/>
    </style:style>
    <style:style style:name="T4" style:family="text">
      <style:text-properties officeooo:rsid="00143b7d"/>
    </style:style>
    <style:style style:name="T5" style:family="text">
      <style:text-properties officeooo:rsid="0015d984"/>
    </style:style>
    <style:style style:name="T6" style:family="text">
      <style:text-properties officeooo:rsid="0017b288"/>
    </style:style>
    <style:style style:name="T7" style:family="text">
      <style:text-properties officeooo:rsid="0019bc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urrency Exchange Database <text:s/></text:span></text:p>
      <text:p text:style-name="P3"><text:span text:style-name="T1">1.</text:span> User </text:p>
      <text:p text:style-name="P3">-Name</text:p>
      <text:p text:style-name="P3">- ID</text:p>
      <text:p text:style-name="P3">-username</text:p>
      <text:p text:style-name="P3">-password</text:p>
      <text:p text:style-name="P3">-email</text:p>
      <text:p text:style-name="P3">-current_bal</text:p>
      <text:p text:style-name="P3">-# of exchanges</text:p>
      <text:p text:style-name="P3"/>
      <text:p text:style-name="P3"><text:bookmark-start text:name="OLE_LINK1"/><text:bookmark-start text:name="OLE_LINK3"/><text:bookmark-start text:name="OLE_LINK2"/><text:span text:style-name="T2">CREATE TABLE User (</text:span></text:p>
      <text:p text:style-name="P3"><text:span text:style-name="T2">Name VARCHAR(30),</text:span><text:span text:style-name="T3"><text:line-break/></text:span><text:span text:style-name="T2">User_Id INT(6) UNSIGNED AUTO_INCREMENT PRIMARY KEY,</text:span><text:span text:style-name="T3"><text:line-break/></text:span><text:bookmark-end text:name="OLE_LINK1"/><text:bookmark-end text:name="OLE_LINK2"/><text:bookmark-end text:name="OLE_LINK3"/><text:span text:style-name="T2">Username VARCHAR(30),</text:span><text:span text:style-name="T3"><text:line-break/></text:span><text:span text:style-name="T2">Password VARCHAR(30),</text:span><text:span text:style-name="T3"><text:line-break/></text:span><text:span text:style-name="T2">Email VARCHAR(30),</text:span><text:span text:style-name="T3"><text:line-break/></text:span><text:span text:style-name="T2">Current_bal VARCHAR(30),</text:span></text:p>
      <text:p text:style-name="P3"><text:span text:style-name="T2">Of_Exchanges VARCHAR(30)</text:span><text:span text:style-name="T3"><text:line-break/></text:span><text:span text:style-name="T2">);</text:span></text:p>
      <text:p text:style-name="P3"/>
      <text:p text:style-name="Standard">INSERT INTO User (<text:span text:style-name="T5">`</text:span>Name<text:span text:style-name="T5">`</text:span>, <text:span text:style-name="T5">`</text:span>Username<text:span text:style-name="T5">`</text:span>, <text:span text:style-name="T5">`</text:span>Password<text:span text:style-name="T5">`</text:span>, <text:span text:style-name="T5">`</text:span>Email<text:span text:style-name="T5">`</text:span>, <text:span text:style-name="T5">`</text:span>Current_bal<text:span text:style-name="T5">`</text:span>, <text:span text:style-name="T5">`</text:span>Of_Exchanges<text:span text:style-name="T5">`</text:span>) </text:p>
      <text:p text:style-name="P2">VALUES ('div', 'divpatel', '<text:span text:style-name="T5">0</text:span>1'<text:span text:style-name="T5">,</text:span> 'dpatel@gmail.com', '1', '<text:span text:style-name="T6">60</text:span>'),</text:p>
      <text:p text:style-name="P2">('max', 'mayurpatel', '<text:span text:style-name="T5">02</text:span>'<text:span text:style-name="T4">, </text:span>'mpatel@gmail.com', '2', '1<text:span text:style-name="T6">20</text:span>'),</text:p>
      <text:p text:style-name="P2">('rj', 'rajpatel', '<text:span text:style-name="T5">03</text:span>',<text:span text:style-name="T4"> </text:span>'rpatel@gmail.com', '3', '1<text:span text:style-name="T6">80</text:span>'),</text:p>
      <text:p text:style-name="P2">('hd', 'hetpatel', '<text:span text:style-name="T5">04</text:span>'<text:span text:style-name="T4">, </text:span>'hpatel@gmail.com', '4', '<text:span text:style-name="T6">240</text:span>'),</text:p>
      <text:p text:style-name="P2"><text:s/>('bj', 'bansaripatel', '<text:span text:style-name="T5">05</text:span>'<text:span text:style-name="T4">,</text:span> 'bpatel@gmail.com', '5', '<text:span text:style-name="T6">300</text:span>');</text:p>
      <text:p text:style-name="P3"/>
      <text:p text:style-name="P3"/>
      <text:p text:style-name="P3"/>
      <text:p text:style-name="P3"/>
      <text:p text:style-name="P3"/>
      <text:p text:style-name="P3">2. Excahnges_User</text:p>
      <text:p text:style-name="P3">-User Id</text:p>
      <text:p text:style-name="P3">-Excahnge Id</text:p>
      <text:p text:style-name="P3">-type of cuurent</text:p>
      <text:p text:style-name="P3">- amount </text:p>
      <text:p text:style-name="Standard"><text:s/></text:p>
      <text:p text:style-name="Standard"/>
      <text:p text:style-name="Standard"><text:soft-page-break/>CREATE TABLE Exchanges_User (</text:p>
      <text:p text:style-name="Standard"><text:span text:style-name="T2">User_Id INT(6) UNSIGNED AUTO_INCREMENT PRIMARY KEY,</text:span></text:p>
      <text:p text:style-name="Standard">Exchange_ID VARCHAR(30),</text:p>
      <text:p text:style-name="Standard">Current_rat VARCHAR(30),</text:p>
      <text:p text:style-name="Standard">Amount VARCHAR(30)</text:p>
      <text:p text:style-name="Standard">);</text:p>
      <text:p text:style-name="Standard">INSERT INTO `Exchange<text:span text:style-name="T7">s</text:span>_User` (`Exchange_ID`, `Current_rat`, `Amount`) </text:p>
      <text:p text:style-name="P1">VALUES ('1', '20', '200'),</text:p>
      <text:p text:style-name="P1"><text:s/>('2', '30', '300'),</text:p>
      <text:p text:style-name="Standard">('3', '40', '400'),</text:p>
      <text:p text:style-name="Standard">('4', '50', '500'),</text:p>
      <text:p text:style-name="Standard">('5', '60', '6<text:bookmark text:name="_GoBack"/>00');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sqlkeywordcolo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</meta:initial-creator>
    <meta:editing-cycles>10</meta:editing-cycles>
    <meta:creation-date>2019-03-12T23:28:00</meta:creation-date>
    <dc:date>2019-03-14T17:22:35.328994427</dc:date>
    <meta:editing-duration>P1DT7H58M50S</meta:editing-duration>
    <meta:generator>LibreOffice/6.0.7.3$Linux_X86_64 LibreOffice_project/00m0$Build-3</meta:generator>
    <meta:document-statistic meta:table-count="0" meta:image-count="0" meta:object-count="0" meta:page-count="2" meta:paragraph-count="36" meta:word-count="128" meta:character-count="1073" meta:non-whitespace-character-count="9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